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10000040000000300309323F6FDEDE4CC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 style:list-style-name="L2">
      <style:graphic-properties draw:fill-color="#ffffff" draw:auto-grow-height="true" fo:min-height="4.572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auto-grow-height="true" fo:min-height="1.778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5" style:family="presentation" style:parent-style-name="Bubbles-subtitle" style:list-style-name="L2">
      <style:graphic-properties draw:fill-color="#ffffff" draw:auto-grow-height="true" fo:min-height="1.778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1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2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2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32pt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-color="#ffffff"/>
      <style:paragraph-properties fo:text-align="center"/>
      <style:text-properties style:font-name="Ubuntu" fo:font-size="20pt" style:font-size-asian="20pt" style:font-size-complex="20pt"/>
    </style:style>
    <style:style style:name="P12" style:family="paragraph">
      <style:paragraph-properties fo:text-align="center"/>
      <style:text-properties style:text-underline-style="none"/>
    </style:style>
    <style:style style:name="P13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ff0000"/>
    </style:style>
    <style:style style:name="P16" style:family="paragraph">
      <loext:graphic-properties draw:fill="none" draw:fill-color="#ffffff"/>
      <style:text-properties fo:color="#ff0000"/>
    </style:style>
    <style:style style:name="P17" style:family="paragraph">
      <style:paragraph-properties fo:text-align="center"/>
      <style:text-properties fo:color="#0000ff"/>
    </style:style>
    <style:style style:name="P18" style:family="paragraph">
      <loext:graphic-properties draw:fill="none" draw:fill-color="#ffffff"/>
      <style:text-properties fo:color="#0000ff"/>
    </style:style>
    <style:style style:name="P19" style:family="paragraph">
      <style:paragraph-properties fo:text-align="center"/>
      <style:text-properties fo:color="#009933"/>
    </style:style>
    <style:style style:name="P20" style:family="paragraph">
      <loext:graphic-properties draw:fill="none" draw:fill-color="#ffffff"/>
      <style:text-properties fo:color="#009933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start"/>
      <style:text-properties style:text-underline-style="none"/>
    </style:style>
    <style:style style:name="T1" style:family="text">
      <style:text-properties style:font-name="Ubuntu Condensed" fo:font-size="80pt" style:font-size-asian="80pt" style:font-size-complex="8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 Condensed" fo:font-size="60pt" style:font-size-asian="60pt" style:font-size-complex="60pt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/>
    </style:style>
    <style:style style:name="T7" style:family="text">
      <style:text-properties style:font-name="Ubuntu" fo:font-size="20pt" style:font-size-asian="20pt" style:font-size-complex="2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italic" fo:text-shadow="none" style:text-underline-style="none" fo:font-weight="normal" style:letter-kerning="true" fo:background-color="transparent" style:font-name-asian="WenQuanYi Micro Hei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0000"/>
    </style:style>
    <style:style style:name="T20" style:family="text">
      <style:text-properties fo:color="#0000ff"/>
    </style:style>
    <style:style style:name="T21" style:family="text">
      <style:text-properties fo:color="#009933"/>
    </style:style>
    <style:style style:name="T22" style:family="text">
      <style:text-properties fo:font-variant="normal" fo:text-transform="non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italic" fo:text-shadow="none" style:text-underline-style="none" fo:font-weight="normal" style:letter-kerning="true" fo:background-color="transparent" style:font-name-asian="WenQuanYi Micro Hei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FreeSerif" fo:font-size="22pt" fo:font-style="italic" fo:text-shadow="none" style:text-underline-style="none" fo:font-weight="normal" style:letter-kerning="true" fo:background-color="transparent" style:font-name-asian="WenQuanYi Micro Hei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Ubuntu" fo:font-size="14pt" fo:font-style="normal" fo:text-shadow="none" style:text-underline-style="none" fo:font-weight="bold" style:letter-kerning="true" fo:background-color="transparent" style:font-name-asian="WenQuanYi Micro Hei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Ubuntu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Ubuntu" fo:font-size="32pt" fo:font-style="italic" fo:text-shadow="none" style:text-underline-style="none" fo:font-weight="normal" style:letter-kerning="true" fo:background-color="transparent" style:font-name-asian="WenQuanYi Micro Hei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normal" style:letter-kerning="true" fo:background-color="transparent" style:font-name-asian="WenQuanYi Micro Hei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Mathematical Induction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2016-09-23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athematical Induction</text:span></text:p>
          </draw:text-box>
        </draw:frame>
        <draw:frame presentation:style-name="pr3" draw:text-style-name="P8" draw:layer="layout" svg:width="25.199cm" svg:height="1.69cm" svg:x="1.4cm" svg:y="4.914cm" presentation:class="subtitle" presentation:user-transformed="true">
          <draw:text-box>
            <text:p><text:span text:style-name="T5">This Chapter:</text:span></text:p>
          </draw:text-box>
        </draw:frame>
        <draw:frame presentation:style-name="pr4" draw:text-style-name="P9" draw:layer="layout" svg:width="19.558cm" svg:height="7.874cm" svg:x="4.318cm" svg:y="6.858cm">
          <draw:text-box>
            <text:list text:style-name="L2">
              <text:list-item>
                <text:p text:style-name="P4"><text:span text:style-name="T6"><text:s/></text:span><text:span text:style-name="T6">Showing that a recursive formula</text:span><text:span text:style-name="T6"><text:line-break/></text:span><text:span text:style-name="T6"><text:tab/></text:span><text:span text:style-name="T6">and a closed formula are </text:span><text:span text:style-name="T6"><text:tab/></text:span><text:span text:style-name="T6"><text:tab/></text:span><text:span text:style-name="T6"><text:tab/></text:span><text:span text:style-name="T6"><text:line-break/></text:span><text:span text:style-name="T6"><text:tab/></text:span><text:span text:style-name="T6">equivalent via a proof</text:span></text:p>
              </text:list-item>
            </text:list>
          </draw:text-box>
        </draw:frame>
        <draw:frame presentation:style-name="pr5" draw:text-style-name="P11" draw:layer="layout" svg:width="19.558cm" svg:height="4.572cm" svg:x="4.064cm" svg:y="13.97cm">
          <draw:text-box>
            <text:p text:style-name="P10"><text:span text:style-name="T7">Don’t worry; we’re not generating </text:span><text:span text:style-name="T7"><text:line-break/></text:span><text:span text:style-name="T7">formulas from sequences of number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Previously...</text:span></text:p>
          </draw:text-box>
        </draw:frame>
        <draw:frame presentation:style-name="pr6" draw:text-style-name="P13" draw:layer="layout" svg:width="23.622cm" svg:height="13.927cm" svg:x="2.286cm" svg:y="4.572cm">
          <draw:text-box>
            <text:p text:style-name="P12"><text:span text:style-name="T8">In Chapter 2.1 and 2.2, the idea was to prove that a statement was true or false by turning the variables of the statement</text:span></text:p>
            <text:p text:style-name="P12"><text:span text:style-name="T8"/></text:p>
            <text:p text:style-name="P12"><text:span text:style-name="T8">(“n is even”, “m is odd”)</text:span></text:p>
            <text:p text:style-name="P12"><text:span text:style-name="T8"/></text:p>
            <text:p text:style-name="P12"><text:span text:style-name="T8">into more mathematical terms that we can work with.</text:span></text:p>
            <text:p text:style-name="P12"><text:span text:style-name="T8"/></text:p>
            <text:p text:style-name="P12"><text:span text:style-name="T8">(“represent n as 2K,</text:span></text:p>
            <text:p text:style-name="P12"><text:span text:style-name="T8">represent m as 2L+1”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This time...</text:span></text:p>
          </draw:text-box>
        </draw:frame>
        <draw:frame presentation:style-name="pr7" draw:text-style-name="P13" draw:layer="layout" svg:width="23.622cm" svg:height="11.395cm" svg:x="2.286cm" svg:y="4.572cm">
          <draw:text-box>
            <text:p text:style-name="P12"><text:span text:style-name="T8"/></text:p>
            <text:p text:style-name="P12"><text:span text:style-name="T8">For the proofs in Chapter 2.3, we are essentially doing the same thing, except that we do not care about </text:span><text:span text:style-name="T9">even</text:span><text:span text:style-name="T8">, </text:span><text:span text:style-name="T9">odd</text:span><text:span text:style-name="T8">, and </text:span><text:span text:style-name="T9">divisible by…</text:span><text:span text:style-name="T8">, but instead we will prove</text:span></text:p>
            <text:p text:style-name="P12"><text:span text:style-name="T8">that two formulas are equivalen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This time...</text:span></text:p>
          </draw:text-box>
        </draw:frame>
        <draw:frame presentation:style-name="pr8" draw:text-style-name="P13" draw:layer="layout" svg:width="23.622cm" svg:height="12.661cm" svg:x="2.286cm" svg:y="4.572cm">
          <draw:text-box>
            <text:p text:style-name="P12"><text:span text:style-name="T8">This mostly means that we’re going to:</text:span></text:p>
            <text:p text:style-name="P12"><text:span text:style-name="T8"/></text:p>
            <text:p text:style-name="P12"><text:span text:style-name="T8">(1)</text:span></text:p>
            <text:p text:style-name="P12"><text:span text:style-name="T8">Swap out the original variable</text:span><text:span text:style-name="T8"><text:line-break/></text:span><text:span text:style-name="T8">with a different equation we can work with</text:span></text:p>
            <text:p text:style-name="P12"><text:span text:style-name="T8"/></text:p>
            <text:p text:style-name="P12"><text:span text:style-name="T8">(2)</text:span></text:p>
            <text:p text:style-name="P12"><text:span text:style-name="T8">After substituting the variable out,</text:span><text:span text:style-name="T8"><text:line-break/></text:span><text:span text:style-name="T8">simplifying the math until we get the</text:span><text:span text:style-name="T8"><text:line-break/></text:span><text:span text:style-name="T8">result, which ought to prove the statement.</text:span></text:p>
          </draw:text-box>
        </draw:frame>
        <draw:frame presentation:style-name="pr9" draw:text-style-name="P11" draw:layer="layout" svg:width="19.558cm" svg:height="1.778cm" svg:x="4.064cm" svg:y="18.034cm">
          <draw:text-box>
            <text:p text:style-name="P10"><text:span text:style-name="T7">Which is exactly what we were doing last tim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10" draw:text-style-name="P13" draw:layer="layout" svg:width="23.622cm" svg:height="11.395cm" svg:x="2.286cm" svg:y="4.572cm">
          <draw:text-box>
            <text:p text:style-name="P12"><text:span text:style-name="T8">It might be handy to try to make a “to-do” list of the steps we take in order to prove something. Let’s go back to a 2.1 proof:</text:span></text:p>
            <text:p text:style-name="P12"><text:span text:style-name="T8"/></text:p>
            <text:p text:style-name="P14"><text:span text:style-name="T10">Statement:</text:span></text:p>
            <text:p><text:span text:style-name="T11">“</text:span><text:span text:style-name="T11">The result of summing any odd integer </text:span><text:span text:style-name="T11"><text:line-break/></text:span><text:span text:style-name="T11">with any even integer is an odd integer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11" draw:text-style-name="P13" draw:layer="layout" svg:width="23.622cm" svg:height="11.395cm" svg:x="2.286cm" svg:y="4.572cm">
          <draw:text-box>
            <text:p text:style-name="P12"><text:span text:style-name="T10">Statement:</text:span></text:p>
            <text:p><text:span text:style-name="T11">“</text:span><text:span text:style-name="T11">The result of summing any odd integer </text:span><text:span text:style-name="T11"><text:line-break/></text:span><text:span text:style-name="T11">with any even integer is an odd integer.”</text:span></text:p>
            <text:p><text:span text:style-name="T11"/></text:p>
            <text:p><text:span text:style-name="T12">First Step:</text:span></text:p>
            <text:p><text:span text:style-name="T13">Can we write this as a simple math equation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12" draw:text-style-name="P13" draw:layer="layout" svg:width="23.622cm" svg:height="11.395cm" svg:x="2.286cm" svg:y="4.572cm">
          <draw:text-box>
            <text:p text:style-name="P12"><text:span text:style-name="T10">Statement:</text:span></text:p>
            <text:p><text:span text:style-name="T11">“</text:span><text:span text:style-name="T11">The result of summing any odd integer </text:span><text:span text:style-name="T11"><text:line-break/></text:span><text:span text:style-name="T11">with any even integer is an odd integer.”</text:span></text:p>
            <text:p><text:span text:style-name="T11"/></text:p>
            <text:p><text:span text:style-name="T12">First Step:</text:span></text:p>
            <text:p><text:span text:style-name="T13">Can we write this as a simple math equation?</text:span></text:p>
            <text:p><text:span text:style-name="T13"/></text:p>
            <text:p><text:span text:style-name="T13"/></text:p>
            <text:p><text:span text:style-name="T13">Where </text:span><text:span text:style-name="T14">x is odd</text:span><text:span text:style-name="T13">, </text:span><text:span text:style-name="T15">y is even</text:span><text:span text:style-name="T13">, and </text:span><text:span text:style-name="T14">z is odd</text:span><text:span text:style-name="T13">.</text:span></text:p>
          </draw:text-box>
        </draw:frame>
        <draw:frame draw:style-name="gr4" draw:text-style-name="P14" draw:layer="layout" svg:width="3.649cm" svg:height="1.128cm" svg:x="11.591cm" svg:y="11.57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13" draw:text-style-name="P13" draw:layer="layout" svg:width="23.622cm" svg:height="11.395cm" svg:x="2.286cm" svg:y="4.572cm">
          <draw:text-box>
            <text:p text:style-name="P12"><text:span text:style-name="T10">Statement:</text:span></text:p>
            <text:p><text:span text:style-name="T11">“</text:span><text:span text:style-name="T11">The result of summing any odd integer </text:span><text:span text:style-name="T11"><text:line-break/></text:span><text:span text:style-name="T11">with any even integer is an odd integer.”</text:span></text:p>
            <text:p><text:span text:style-name="T11"/></text:p>
            <text:p><text:span text:style-name="T11"/></text:p>
            <text:p><text:span text:style-name="T16">Where </text:span><text:span text:style-name="T17">x is odd</text:span><text:span text:style-name="T16">, </text:span><text:span text:style-name="T18">y is even</text:span><text:span text:style-name="T16">, and </text:span><text:span text:style-name="T17">z is odd</text:span><text:span text:style-name="T16">.</text:span></text:p>
            <text:p><text:span text:style-name="T11"/></text:p>
            <text:p><text:span text:style-name="T12">Second Step:</text:span></text:p>
            <text:p><text:span text:style-name="T13">How can we explicitly state that x is odd, y is even, and z is odd, in math terms?</text:span></text:p>
          </draw:text-box>
        </draw:frame>
        <draw:frame draw:style-name="gr4" draw:text-style-name="P14" draw:layer="layout" svg:width="3.649cm" svg:height="1.128cm" svg:x="12.192cm" svg:y="8.01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14" draw:text-style-name="P13" draw:layer="layout" svg:width="23.622cm" svg:height="11.395cm" svg:x="2.286cm" svg:y="4.572cm">
          <draw:text-box>
            <text:p text:style-name="P12"><text:span text:style-name="T10">Statement:</text:span></text:p>
            <text:p><text:span text:style-name="T11">“</text:span><text:span text:style-name="T11">The result of summing any odd integer </text:span><text:span text:style-name="T11"><text:line-break/></text:span><text:span text:style-name="T11">with any even integer is an odd integer.”</text:span></text:p>
            <text:p><text:span text:style-name="T11"/></text:p>
            <text:p><text:span text:style-name="T11"/></text:p>
            <text:p><text:span text:style-name="T16">Where </text:span><text:span text:style-name="T17">x is odd</text:span><text:span text:style-name="T16">, </text:span><text:span text:style-name="T18">y is even</text:span><text:span text:style-name="T16">, and </text:span><text:span text:style-name="T17">z is odd</text:span><text:span text:style-name="T16">.</text:span></text:p>
            <text:p><text:span text:style-name="T11"/></text:p>
            <text:p><text:span text:style-name="T12">Second Step:</text:span></text:p>
            <text:p><text:span text:style-name="T13">How can we explicitly state that x is odd, y is even, and z is odd, in math terms?</text:span></text:p>
          </draw:text-box>
        </draw:frame>
        <draw:frame draw:style-name="gr4" draw:text-style-name="P14" draw:layer="layout" svg:width="3.649cm" svg:height="1.128cm" svg:x="12.192cm" svg:y="8.01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4" draw:layer="layout" svg:width="4.435cm" svg:height="1.128cm" svg:x="5.842cm" svg:y="15.2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4" draw:layer="layout" svg:width="3.147cm" svg:height="1.128cm" svg:x="11.943cm" svg:y="15.2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4" draw:layer="layout" svg:width="4.546cm" svg:height="1.128cm" svg:x="17.843cm" svg:y="15.2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5" draw:text-style-name="P11" draw:layer="layout" svg:width="19.558cm" svg:height="1.778cm" svg:x="4.064cm" svg:y="17.272cm">
          <draw:text-box>
            <text:p text:style-name="P10"><text:span text:style-name="T7">Each variable needs to have its own </text:span><text:span text:style-name="T7"><text:line-break/></text:span><text:span text:style-name="T7">“alternative” variable; don’t keep reusing “K”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16" draw:text-style-name="P13" draw:layer="layout" svg:width="23.622cm" svg:height="11.487cm" svg:x="2.286cm" svg:y="4.572cm">
          <draw:text-box>
            <text:p text:style-name="P12"><text:span text:style-name="T10">Statement:</text:span></text:p>
            <text:p><text:span text:style-name="T11">“</text:span><text:span text:style-name="T11">The result of summing any odd integer </text:span><text:span text:style-name="T11"><text:line-break/></text:span><text:span text:style-name="T11">with any even integer is an odd integer.”</text:span></text:p>
            <text:p><text:span text:style-name="T11"/></text:p>
            <text:p><text:span text:style-name="T11"/></text:p>
            <text:p><text:span text:style-name="T16">Where </text:span><text:span text:style-name="T17">x is odd</text:span><text:span text:style-name="T16">, </text:span><text:span text:style-name="T18">y is even</text:span><text:span text:style-name="T16">, and </text:span><text:span text:style-name="T17">z is odd</text:span><text:span text:style-name="T16">.</text:span></text:p>
            <text:p><text:span text:style-name="T11"/></text:p>
            <text:p><text:span text:style-name="T12"/></text:p>
            <text:p><text:span text:style-name="T12">Third Step:</text:span></text:p>
            <text:p><text:span text:style-name="T13">Now that we have “aliases” for x, y, and z, replace them in the original equation.</text:span></text:p>
          </draw:text-box>
        </draw:frame>
        <draw:frame draw:style-name="gr4" draw:text-style-name="P14" draw:layer="layout" svg:width="3.649cm" svg:height="1.128cm" svg:x="12.192cm" svg:y="8.01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4" draw:layer="layout" svg:width="4.435cm" svg:height="1.128cm" svg:x="5.842cm" svg:y="10.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4" draw:layer="layout" svg:width="3.147cm" svg:height="1.128cm" svg:x="11.943cm" svg:y="10.5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4" draw:layer="layout" svg:width="4.546cm" svg:height="1.128cm" svg:x="17.843cm" svg:y="10.5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17" draw:text-style-name="P13" draw:layer="layout" svg:width="23.622cm" svg:height="11.487cm" svg:x="2.286cm" svg:y="4.572cm">
          <draw:text-box>
            <text:p text:style-name="P12"><text:span text:style-name="T10">Statement:</text:span></text:p>
            <text:p><text:span text:style-name="T11">“</text:span><text:span text:style-name="T11">The result of summing any odd integer </text:span><text:span text:style-name="T11"><text:line-break/></text:span><text:span text:style-name="T11">with any even integer is an odd integer.”</text:span></text:p>
            <text:p><text:span text:style-name="T11"/></text:p>
            <text:p><text:span text:style-name="T11"/></text:p>
            <text:p><text:span text:style-name="T16">Where </text:span><text:span text:style-name="T17">x is odd</text:span><text:span text:style-name="T16">, </text:span><text:span text:style-name="T18">y is even</text:span><text:span text:style-name="T16">, and </text:span><text:span text:style-name="T17">z is odd</text:span><text:span text:style-name="T16">.</text:span></text:p>
            <text:p><text:span text:style-name="T11"/></text:p>
            <text:p><text:span text:style-name="T12"/></text:p>
            <text:p><text:span text:style-name="T12">Third Step:</text:span></text:p>
            <text:p><text:span text:style-name="T13">Now that we have “aliases” for x, y, and z, replace them in the original equation.</text:span></text:p>
          </draw:text-box>
        </draw:frame>
        <draw:frame draw:style-name="gr4" draw:text-style-name="P14" draw:layer="layout" svg:width="3.649cm" svg:height="1.128cm" svg:x="12.192cm" svg:y="8.01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4" draw:layer="layout" svg:width="4.435cm" svg:height="1.128cm" svg:x="5.842cm" svg:y="10.5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14" draw:layer="layout" svg:width="3.147cm" svg:height="1.128cm" svg:x="11.943cm" svg:y="10.5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4" draw:layer="layout" svg:width="4.546cm" svg:height="1.128cm" svg:x="17.843cm" svg:y="10.5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4" draw:layer="layout" svg:width="10.68cm" svg:height="1.221cm" svg:x="8.878cm" svg:y="17.01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text-style-name="P16" draw:layer="layout" svg:width="1.27cm" svg:height="0.962cm" svg:x="10.16cm" svg:y="18.239cm">
          <draw:text-box>
            <text:p text:style-name="P15"><text:span text:style-name="T19">x</text:span></text:p>
          </draw:text-box>
        </draw:frame>
        <draw:frame draw:style-name="gr5" draw:text-style-name="P18" draw:layer="layout" svg:width="1.27cm" svg:height="0.962cm" svg:x="13.462cm" svg:y="18.239cm">
          <draw:text-box>
            <text:p text:style-name="P17"><text:span text:style-name="T20">y</text:span></text:p>
          </draw:text-box>
        </draw:frame>
        <draw:frame draw:style-name="gr5" draw:text-style-name="P20" draw:layer="layout" svg:width="1.27cm" svg:height="0.962cm" svg:x="17.018cm" svg:y="18.239cm">
          <draw:text-box>
            <text:p text:style-name="P19"><text:span text:style-name="T21">z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18" draw:text-style-name="P13" draw:layer="layout" svg:width="23.622cm" svg:height="12.985cm" svg:x="2.286cm" svg:y="4.572cm">
          <draw:text-box>
            <text:p text:style-name="P12"><text:span text:style-name="T10">Statement:</text:span></text:p>
            <text:p><text:span text:style-name="T11">“</text:span><text:span text:style-name="T11">The result of summing any odd integer </text:span><text:span text:style-name="T11"><text:line-break/></text:span><text:span text:style-name="T11">with any even integer is an odd integer.”</text:span></text:p>
            <text:p><text:span text:style-name="T11"/></text:p>
            <text:p><text:span text:style-name="T11"/></text:p>
            <text:p><text:span text:style-name="T22"/></text:p>
            <text:p><text:span text:style-name="T12">Fourth Step:</text:span></text:p>
            <text:p><text:span text:style-name="T23">Use our rules of algebra to tweak the left side in order to match the same form as the right side.</text:span></text:p>
            <text:p><text:span text:style-name="T13"/></text:p>
            <text:p><text:span text:style-name="T24">Note: The left side will not result in an “M” variable. However, if we get K and L together, we can represent these two together as ”M”.</text:span></text:p>
          </draw:text-box>
        </draw:frame>
        <draw:frame draw:style-name="gr4" draw:text-style-name="P14" draw:layer="layout" svg:width="10.68cm" svg:height="1.221cm" svg:x="8.878cm" svg:y="8.01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19" draw:text-style-name="P13" draw:layer="layout" svg:width="23.622cm" svg:height="14.975cm" svg:x="2.286cm" svg:y="4.572cm">
          <draw:text-box>
            <text:p text:style-name="P12"><text:span text:style-name="T10">Statement:</text:span></text:p>
            <text:p><text:span text:style-name="T11">“</text:span><text:span text:style-name="T11">The result of summing any odd integer </text:span><text:span text:style-name="T11"><text:line-break/></text:span><text:span text:style-name="T11">with any even integer is an odd integer.”</text:span></text:p>
            <text:p><text:span text:style-name="T11"/></text:p>
            <text:p><text:span text:style-name="T11"/></text:p>
            <text:p><text:span text:style-name="T22"/></text:p>
            <text:p><text:span text:style-name="T12"/></text:p>
            <text:p><text:span text:style-name="T12"/></text:p>
            <text:p><text:span text:style-name="T12"/></text:p>
            <text:p><text:span text:style-name="T11">Note that</text:span></text:p>
            <text:p><text:span text:style-name="T14">2(K+L)+1</text:span></text:p>
            <text:p><text:span text:style-name="T11">Means “2 times some integer plus 1”, which is our definition of an </text:span><text:span text:style-name="T25">odd number</text:span><text:span text:style-name="T11">. We can treat “(K+L)” as being “Just some integer” because any two integers added together results in </text:span><text:span text:style-name="T11"><text:line-break/></text:span><text:span text:style-name="T11">another integer.</text:span></text:p>
          </draw:text-box>
        </draw:frame>
        <draw:frame draw:style-name="gr4" draw:text-style-name="P14" draw:layer="layout" svg:width="8.554cm" svg:height="1.127cm" svg:x="9.906cm" svg:y="9.39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" draw:text-style-name="P14" draw:layer="layout" svg:width="10.68cm" svg:height="1.221cm" svg:x="8.878cm" svg:y="8.02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21" draw:layer="layout" svg:width="6.35cm" svg:height="0.962cm" svg:x="20.574cm" svg:y="9.652cm">
          <draw:text-box>
            <text:p>Simplify</text:p>
          </draw:text-box>
        </draw:frame>
        <draw:frame draw:style-name="gr4" draw:text-style-name="P14" draw:layer="layout" svg:width="8.554cm" svg:height="1.127cm" svg:x="9.906cm" svg:y="10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21" draw:layer="layout" svg:width="6.35cm" svg:height="0.962cm" svg:x="20.574cm" svg:y="10.922cm">
          <draw:text-box>
            <text:p>Rearrange</text:p>
          </draw:text-box>
        </draw:frame>
        <draw:frame draw:style-name="gr4" draw:text-style-name="P14" draw:layer="layout" svg:width="8.647cm" svg:height="1.22cm" svg:x="9.906cm" svg:y="12.19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21" draw:layer="layout" svg:width="6.35cm" svg:height="0.802cm" svg:x="20.574cm" svg:y="12.446cm">
          <draw:text-box>
            <text:p><text:span text:style-name="T26">Factor out common term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20" draw:text-style-name="P13" draw:layer="layout" svg:width="23.622cm" svg:height="13.455cm" svg:x="2.286cm" svg:y="4.572cm">
          <draw:text-box>
            <text:p text:style-name="P12"><text:span text:style-name="T10">Statement:</text:span></text:p>
            <text:p><text:span text:style-name="T11">“</text:span><text:span text:style-name="T11">The result of summing any odd integer </text:span><text:span text:style-name="T11"><text:line-break/></text:span><text:span text:style-name="T11">with any even integer is an odd integer.”</text:span></text:p>
            <text:p><text:span text:style-name="T11"/></text:p>
            <text:p><text:span text:style-name="T11"/></text:p>
            <text:p><text:span text:style-name="T22"/></text:p>
            <text:p><text:span text:style-name="T12"/></text:p>
            <text:p><text:span text:style-name="T27">2 ( Some Integer ) + 1 = 2 ( Some Integer ) + 1</text:span></text:p>
            <text:p><text:span text:style-name="T28"/></text:p>
            <text:p><text:span text:style-name="T11">Another way we can think about it, is to say that K+L = M, which is just an arbitrary alias.</text:span></text:p>
            <text:p><text:span text:style-name="T11"/></text:p>
            <text:p><text:span text:style-name="T11">The result of summing is any </text:span><text:span text:style-name="T29">odd integer.</text:span></text:p>
            <text:p><text:span text:style-name="T29">2(K+L)+1</text:span><text:span text:style-name="T11"> is some odd integer, </text:span></text:p>
            <text:p><text:span text:style-name="T11">resulting from the addition of an odd and an even.</text:span></text:p>
          </draw:text-box>
        </draw:frame>
        <draw:frame draw:style-name="gr4" draw:text-style-name="P14" draw:layer="layout" svg:width="10.68cm" svg:height="1.221cm" svg:x="8.878cm" svg:y="8.02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14" draw:layer="layout" svg:width="8.647cm" svg:height="1.22cm" svg:x="9.906cm" svg:y="9.59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Let’s review a simple proof</text:span></text:p>
          </draw:text-box>
        </draw:frame>
        <draw:frame presentation:style-name="pr21" draw:text-style-name="P13" draw:layer="layout" svg:width="23.622cm" svg:height="12.661cm" svg:x="2.286cm" svg:y="4.572cm">
          <draw:text-box>
            <text:p text:style-name="P12"><text:span text:style-name="T13">These proofs are all about writing our proposition as a mathematical formula that we can do operations on.</text:span></text:p>
            <text:p text:style-name="P12"><text:span text:style-name="T13"/></text:p>
            <text:p text:style-name="P12"><text:span text:style-name="T13">Just take it a step at a time – </text:span><text:span text:style-name="T30">don’t skip steps</text:span><text:span text:style-name="T13"> – and they won’t give you too much trouble.</text:span></text:p>
            <text:p text:style-name="P12"><text:span text:style-name="T13"/></text:p>
            <text:p text:style-name="P12"><text:span text:style-name="T13">The only “guesswork” involved is just figuring out how to rearrange numbers and </text:span><text:span text:style-name="T13"><text:line-break/></text:span><text:span text:style-name="T13">variables aroun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athematical Induction</text:span></text:p>
          </draw:text-box>
        </draw:frame>
        <draw:frame presentation:style-name="pr22" draw:text-style-name="P13" draw:layer="layout" svg:width="23.622cm" svg:height="11.395cm" svg:x="2.286cm" svg:y="4.572cm">
          <draw:text-box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>OK, back to chapter 2.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athematical Induction</text:span></text:p>
          </draw:text-box>
        </draw:frame>
        <draw:frame presentation:style-name="pr23" draw:text-style-name="P13" draw:layer="layout" svg:width="23.622cm" svg:height="12.649cm" svg:x="2.286cm" svg:y="4.572cm">
          <draw:text-box>
            <text:p text:style-name="P12"><text:span text:style-name="T13">The Principle of Mathematical Induction</text:span></text:p>
            <text:p text:style-name="P12"><text:span text:style-name="T13"/></text:p>
            <text:p text:style-name="P12"><text:span text:style-name="T24">Let P(n) be a statement about the positive integers. If one can prove that…</text:span></text:p>
            <text:p text:style-name="P12"><text:span text:style-name="T13"/></text:p>
            <text:p text:style-name="P22"><text:span text:style-name="T24">1) P(1) is true, and that</text:span></text:p>
            <text:p text:style-name="P22"><text:span text:style-name="T24">2) for every integer </text:span><text:span text:style-name="T24"><text:tab/></text:span><text:span text:style-name="T24"><text:tab/></text:span><text:span text:style-name="T24"><text:tab/></text:span><text:span text:style-name="T24">, whenever P(1), P(2), </text:span><text:span text:style-name="T24"><text:tab/></text:span><text:span text:style-name="T24">…, P(m-1) have all been checked to be true, </text:span><text:span text:style-name="T24"><text:tab/></text:span><text:span text:style-name="T24">it follows that P(m) is true.</text:span></text:p>
            <text:p text:style-name="P22"><text:span text:style-name="T13"/></text:p>
            <text:p text:style-name="P22"><text:span text:style-name="T24">Then we can conclude that P(n) is true for every positive integer n.</text:span></text:p>
          </draw:text-box>
        </draw:frame>
        <draw:frame draw:style-name="gr4" draw:text-style-name="P14" draw:layer="layout" svg:width="2.548cm" svg:height="1.127cm" svg:x="9.898cm" svg:y="11.20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athematical Induction</text:span></text:p>
          </draw:text-box>
        </draw:frame>
        <draw:frame presentation:style-name="pr24" draw:text-style-name="P13" draw:layer="layout" svg:width="23.622cm" svg:height="11.395cm" svg:x="2.286cm" svg:y="4.572cm">
          <draw:text-box>
            <text:p text:style-name="P12"><text:span text:style-name="T13">Definition</text:span></text:p>
            <text:p text:style-name="P12"><text:span text:style-name="T13"/></text:p>
            <text:p text:style-name="P12"><text:span text:style-name="T24">A </text:span><text:span text:style-name="T31">statement about the positive integers</text:span><text:span text:style-name="T24"> is a predicate P(n) with the set of positive integers as its domain.</text:span></text:p>
            <text:p text:style-name="P12"><text:span text:style-name="T24"/></text:p>
            <text:p text:style-name="P12"><text:span text:style-name="T24">That is, when any positive integer is substituted for </text:span><text:span text:style-name="T31">n</text:span><text:span text:style-name="T24"> in statement P(n), the result is a proposition that is unambiguously either true or fals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athematical Induction</text:span></text:p>
          </draw:text-box>
        </draw:frame>
        <draw:frame presentation:style-name="pr25" draw:text-style-name="P13" draw:layer="layout" svg:width="23.622cm" svg:height="11.395cm" svg:x="2.286cm" svg:y="4.572cm">
          <draw:text-box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>Let’s work some problem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09-23T15:24:31.156826002</dc:date>
    <meta:editing-duration>PT2H26M</meta:editing-duration>
    <meta:editing-cycles>114</meta:editing-cycles>
    <meta:generator>LibreOffice/5.1.4.2$Linux_X86_64 LibreOffice_project/10m0$Build-2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i>z</mi>
    </mrow>
    <annotation encoding="StarMath 5.0">x + y = z</annotation>
  </semantics>
</math>
</file>

<file path=Object 10/content.xml><?xml version="1.0" encoding="utf-8"?>
<math xmlns="http://www.w3.org/1998/Math/MathML" display="block">
  <semantics>
    <mrow>
      <mrow>
        <mi>z</mi>
        <mo stretchy="false">=</mo>
        <mn>2</mn>
      </mrow>
      <mrow>
        <mi>M</mi>
        <mo stretchy="false">+</mo>
        <mn>1</mn>
      </mrow>
    </mrow>
    <annotation encoding="StarMath 5.0">z = 2M + 1</annotation>
  </semantics>
</math>
</file>

<file path=Object 11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i>z</mi>
    </mrow>
    <annotation encoding="StarMath 5.0">x + y = z</annotation>
  </semantics>
</math>
</file>

<file path=Object 12/content.xml><?xml version="1.0" encoding="utf-8"?>
<math xmlns="http://www.w3.org/1998/Math/MathML" display="block">
  <semantics>
    <mrow>
      <mrow>
        <mi>x</mi>
        <mo stretchy="false">=</mo>
        <mn>2</mn>
      </mrow>
      <mrow>
        <mi>K</mi>
        <mo stretchy="false">+</mo>
        <mn>1</mn>
      </mrow>
    </mrow>
    <annotation encoding="StarMath 5.0">x = 2K+1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n>2</mn>
      </mrow>
      <mi>L</mi>
    </mrow>
    <annotation encoding="StarMath 5.0">y = 2L</annotation>
  </semantics>
</math>
</file>

<file path=Object 14/content.xml><?xml version="1.0" encoding="utf-8"?>
<math xmlns="http://www.w3.org/1998/Math/MathML" display="block">
  <semantics>
    <mrow>
      <mrow>
        <mi>z</mi>
        <mo stretchy="false">=</mo>
        <mn>2</mn>
      </mrow>
      <mrow>
        <mi>M</mi>
        <mo stretchy="false">+</mo>
        <mn>1</mn>
      </mrow>
    </mrow>
    <annotation encoding="StarMath 5.0">z = 2M + 1</annotation>
  </semantics>
</math>
</file>

<file path=Object 15/content.xml><?xml version="1.0" encoding="utf-8"?>
<math xmlns="http://www.w3.org/1998/Math/MathML" display="block">
  <semantics>
    <mrow>
      <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i>L</mi>
            </mrow>
          </mrow>
          <mo fence="true" stretchy="false">)</mo>
        </mrow>
      </mrow>
      <mo stretchy="false">=</mo>
      <mrow>
        <mo fence="true" stretchy="false">(</mo>
        <mrow>
          <mrow>
            <mn>2</mn>
            <mrow>
              <mi>M</mi>
              <mo stretchy="false">+</mo>
              <mn>1</mn>
            </mrow>
          </mrow>
        </mrow>
        <mo fence="true" stretchy="false">)</mo>
      </mrow>
    </mrow>
    <annotation encoding="StarMath 5.0">(2K+1) + ( 2L ) = ( 2M + 1 )</annotation>
  </semantics>
</math>
</file>

<file path=Object 16/content.xml><?xml version="1.0" encoding="utf-8"?>
<math xmlns="http://www.w3.org/1998/Math/MathML" display="block">
  <semantics>
    <mrow>
      <mn>2</mn>
      <mrow>
        <mi>K</mi>
        <mo stretchy="false">+</mo>
        <mn>1</mn>
        <mo stretchy="false">+</mo>
        <mn>2</mn>
      </mrow>
      <mrow>
        <mi>L</mi>
        <mo stretchy="false">=</mo>
        <mn>2</mn>
      </mrow>
      <mrow>
        <mi>M</mi>
        <mo stretchy="false">+</mo>
        <mn>1</mn>
      </mrow>
    </mrow>
    <annotation encoding="StarMath 5.0">2K+1 + 2L = 2M + 1</annotation>
  </semantics>
</math>
</file>

<file path=Object 17/content.xml><?xml version="1.0" encoding="utf-8"?>
<math xmlns="http://www.w3.org/1998/Math/MathML" display="block">
  <semantics>
    <mrow>
      <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i>L</mi>
            </mrow>
          </mrow>
          <mo fence="true" stretchy="false">)</mo>
        </mrow>
      </mrow>
      <mo stretchy="false">=</mo>
      <mrow>
        <mo fence="true" stretchy="false">(</mo>
        <mrow>
          <mrow>
            <mn>2</mn>
            <mrow>
              <mi>M</mi>
              <mo stretchy="false">+</mo>
              <mn>1</mn>
            </mrow>
          </mrow>
        </mrow>
        <mo fence="true" stretchy="false">)</mo>
      </mrow>
    </mrow>
    <annotation encoding="StarMath 5.0">(2K+1) + ( 2L ) = ( 2M + 1 )</annotation>
  </semantics>
</math>
</file>

<file path=Object 18/content.xml><?xml version="1.0" encoding="utf-8"?>
<math xmlns="http://www.w3.org/1998/Math/MathML" display="block">
  <semantics>
    <mrow>
      <mn>2</mn>
      <mrow>
        <mi>K</mi>
        <mo stretchy="false">+</mo>
        <mn>2</mn>
      </mrow>
      <mrow>
        <mrow>
          <mi>L</mi>
          <mo stretchy="false">+</mo>
          <mn>1</mn>
        </mrow>
        <mo stretchy="false">=</mo>
        <mn>2</mn>
      </mrow>
      <mrow>
        <mi>M</mi>
        <mo stretchy="false">+</mo>
        <mn>1</mn>
      </mrow>
    </mrow>
    <annotation encoding="StarMath 5.0">2K + 2L + 1 = 2M + 1</annotation>
  </semantics>
</math>
</file>

<file path=Object 19/content.xml><?xml version="1.0" encoding="utf-8"?>
<math xmlns="http://www.w3.org/1998/Math/MathML" display="block">
  <semantics>
    <mrow>
      <mn>2</mn>
      <mrow>
        <mrow>
          <mrow>
            <mo fence="true" stretchy="false">(</mo>
            <mrow>
              <mrow>
                <mi>K</mi>
                <mo stretchy="false">+</mo>
                <mi>L</mi>
              </mrow>
            </mrow>
            <mo fence="true" stretchy="false">)</mo>
          </mrow>
          <mo stretchy="false">+</mo>
          <mn>1</mn>
        </mrow>
        <mo stretchy="false">=</mo>
        <mn>2</mn>
      </mrow>
      <mrow>
        <mi>M</mi>
        <mo stretchy="false">+</mo>
        <mn>1</mn>
      </mrow>
    </mrow>
    <annotation encoding="StarMath 5.0">2(K + L) + 1 = 2M + 1</annotation>
  </semantics>
</math>
</file>

<file path=Object 2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i>z</mi>
    </mrow>
    <annotation encoding="StarMath 5.0">x + y = z</annotation>
  </semantics>
</math>
</file>

<file path=Object 20/content.xml><?xml version="1.0" encoding="utf-8"?>
<math xmlns="http://www.w3.org/1998/Math/MathML" display="block">
  <semantics>
    <mrow>
      <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i>L</mi>
            </mrow>
          </mrow>
          <mo fence="true" stretchy="false">)</mo>
        </mrow>
      </mrow>
      <mo stretchy="false">=</mo>
      <mrow>
        <mo fence="true" stretchy="false">(</mo>
        <mrow>
          <mrow>
            <mn>2</mn>
            <mrow>
              <mi>M</mi>
              <mo stretchy="false">+</mo>
              <mn>1</mn>
            </mrow>
          </mrow>
        </mrow>
        <mo fence="true" stretchy="false">)</mo>
      </mrow>
    </mrow>
    <annotation encoding="StarMath 5.0">(2K+1) + ( 2L ) = ( 2M + 1 )</annotation>
  </semantics>
</math>
</file>

<file path=Object 21/content.xml><?xml version="1.0" encoding="utf-8"?>
<math xmlns="http://www.w3.org/1998/Math/MathML" display="block">
  <semantics>
    <mrow>
      <mi>m</mi>
      <mo stretchy="false">≥</mo>
      <mn>2</mn>
    </mrow>
    <annotation encoding="StarMath 5.0">m &gt;= 2</annotation>
  </semantics>
</math>
</file>

<file path=Object 22/content.xml><?xml version="1.0" encoding="utf-8"?>
<math xmlns="http://www.w3.org/1998/Math/MathML" display="block">
  <semantics>
    <mrow>
      <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i>L</mi>
            </mrow>
          </mrow>
          <mo fence="true" stretchy="false">)</mo>
        </mrow>
      </mrow>
      <mo stretchy="false">=</mo>
      <mrow>
        <mo fence="true" stretchy="false">(</mo>
        <mrow>
          <mrow>
            <mn>2</mn>
            <mrow>
              <mi>M</mi>
              <mo stretchy="false">+</mo>
              <mn>1</mn>
            </mrow>
          </mrow>
        </mrow>
        <mo fence="true" stretchy="false">)</mo>
      </mrow>
    </mrow>
    <annotation encoding="StarMath 5.0">(2K+1) + ( 2L ) = ( 2M + 1 )</annotation>
  </semantics>
</math>
</file>

<file path=Object 24/content.xml><?xml version="1.0" encoding="utf-8"?>
<math xmlns="http://www.w3.org/1998/Math/MathML" display="block">
  <semantics>
    <mrow>
      <mn>2</mn>
      <mrow>
        <mrow>
          <mrow>
            <mo fence="true" stretchy="false">(</mo>
            <mrow>
              <mrow>
                <mi>K</mi>
                <mo stretchy="false">+</mo>
                <mi>L</mi>
              </mrow>
            </mrow>
            <mo fence="true" stretchy="false">)</mo>
          </mrow>
          <mo stretchy="false">+</mo>
          <mn>1</mn>
        </mrow>
        <mo stretchy="false">=</mo>
        <mn>2</mn>
      </mrow>
      <mrow>
        <mi>M</mi>
        <mo stretchy="false">+</mo>
        <mn>1</mn>
      </mrow>
    </mrow>
    <annotation encoding="StarMath 5.0">2(K + L) + 1 = 2M + 1</annotation>
  </semantics>
</math>
</file>

<file path=Object 3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i>z</mi>
    </mrow>
    <annotation encoding="StarMath 5.0">x + y = z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n>2</mn>
      </mrow>
      <mrow>
        <mi>K</mi>
        <mo stretchy="false">+</mo>
        <mn>1</mn>
      </mrow>
    </mrow>
    <annotation encoding="StarMath 5.0">x = 2K+1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n>2</mn>
      </mrow>
      <mi>L</mi>
    </mrow>
    <annotation encoding="StarMath 5.0">y = 2L</annotation>
  </semantics>
</math>
</file>

<file path=Object 6/content.xml><?xml version="1.0" encoding="utf-8"?>
<math xmlns="http://www.w3.org/1998/Math/MathML" display="block">
  <semantics>
    <mrow>
      <mrow>
        <mi>z</mi>
        <mo stretchy="false">=</mo>
        <mn>2</mn>
      </mrow>
      <mrow>
        <mi>M</mi>
        <mo stretchy="false">+</mo>
        <mn>1</mn>
      </mrow>
    </mrow>
    <annotation encoding="StarMath 5.0">z = 2M + 1</annotation>
  </semantics>
</math>
</file>

<file path=Object 7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i>z</mi>
    </mrow>
    <annotation encoding="StarMath 5.0">x + y = z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n>2</mn>
      </mrow>
      <mrow>
        <mi>K</mi>
        <mo stretchy="false">+</mo>
        <mn>1</mn>
      </mrow>
    </mrow>
    <annotation encoding="StarMath 5.0">x = 2K+1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n>2</mn>
      </mrow>
      <mi>L</mi>
    </mrow>
    <annotation encoding="StarMath 5.0">y = 2L</annotation>
  </semantics>
</math>
</file>